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ourier New1" fo:font-size="10pt" style:text-underline-style="none" style:font-name-asian="Courier New1" style:font-size-asian="10pt" style:language-asian="zh" style:country-asian="TW" style:font-name-complex="Courier New1" style:font-size-complex="10pt"/>
    </style:style>
    <style:style style:name="P11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language-asian="zh" style:country-asian="TW"/>
    </style:style>
    <style:style style:name="P14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17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9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0" style:family="paragraph" style:parent-style-name="Text_20_body">
      <style:text-properties style:language-asian="zh" style:country-asian="TW"/>
    </style:style>
    <style:style style:name="P21" style:family="paragraph" style:parent-style-name="Code">
      <style:text-properties fo:font-weight="bold" style:font-weight-asian="bold" style:font-weight-complex="bold"/>
    </style:style>
    <style:style style:name="P22" style:family="paragraph" style:parent-style-name="Text_20_body" style:list-style-name="L1"/>
    <style:style style:name="T1" style:family="text">
      <style:text-properties style:font-name="Courier New1" style:font-name-asian="Courier New1" style:language-asian="zh" style:country-asian="TW" style:font-name-complex="Courier New1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color="#000000"/>
    </style:style>
    <style:style style:name="T4" style:family="text">
      <style:text-properties fo:color="#000000" style:font-name="Courier New1" style:font-name-asian="Courier New1" style:font-name-complex="Courier New1"/>
    </style:style>
    <style:style style:name="T5" style:family="text">
      <style:text-properties fo:color="#000000" style:font-name="Courier New1" style:font-name-asian="Courier New1" style:language-asian="zh" style:country-asian="TW" style:font-name-complex="Courier New1"/>
    </style:style>
    <style:style style:name="T6" style:family="text">
      <style:text-properties fo:color="#000000" style:font-name="Courier New1" style:text-underline-style="none" style:font-name-asian="Courier New1" style:font-name-complex="Courier New1"/>
    </style:style>
    <style:style style:name="T7" style:family="text">
      <style:text-properties fo:color="#000000" style:font-name="Courier New1" style:text-underline-style="none" style:font-name-asian="Courier New1" style:language-asian="zh" style:country-asian="TW" style:font-name-complex="Courier New1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-start text:name="Window"/>Window<text:bookmark-end text:name="Window"/></text:h>
      <text:p text:style-name="P20"><text:span text:style-name="Source_20_Text">Window</text:span> is made by <text:a xlink:type="simple" xlink:href="#(3 x 3 grid)">3*3 grid</text:a> style, <text:s/>the background and text can be customized by users. <text:span text:style-name="Source_20_Text">Window</text:span> can also combine with <text:a xlink:type="simple" xlink:href="#Caption">Caption</text:a> as its title.</text:p>
      <text:p text:style-name="Text_20_body"><text:span text:style-name="T10"><text:s/></text:span>Note<text:span text:style-name="T10">:</text:span></text:p>
      <text:list text:style-name="L1">
        <text:list-item>
          <text:p text:style-name="P22"><text:a xlink:type="simple" xlink:href="http://zk1.svn.sourceforge.net/viewvc/zk1/branches/3.5/zul/src/archive/web/zul/css/cmps/window.css.dsp?view=markup"><text:span text:style-name="T10">The CSS source of Window from SVN</text:span></text:a></text:p>
        </text:list-item>
      </text:list>
      <text:h text:style-name="Heading_20_3" text:outline-level="3">Mold: Default <text:span text:style-name="T10">(embedded)</text:span></text:h>
      <text:p text:style-name="P19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503cm" svg:height="1.482cm" draw:z-index="0"><draw:image xlink:href="../images/window-embedded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293cm" svg:height="5.503cm" draw:z-index="1"><draw:image xlink:href="../images/window-embedded2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0" text:anchor-type="paragraph" svg:width="13.52cm" svg:height="6.297cm" draw:z-index="2"><draw:image xlink:href="../images/window-embedded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ext:soft-page-break/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z-window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3.C4" office:value-type="string">
            <text:p text:style-name="P9"><text:span text:style-name="Source_20_Text"><text:span text:style-name="T10">-over</text:span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7">Class Name</text:p>
          </table:table-cell>
          <table:table-cell table:style-name="Table17.A1" office:value-type="string">
            <text:p text:style-name="P18">Description</text:p>
          </table:table-cell>
          <table:table-cell table:style-name="Table17.C1" office:value-type="string">
            <text:p text:style-name="P18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4">background: transparent url(<text:span text:style-name="T3">${c:encodeURL('~./zul/img/wnd2/wtp-l.png')}</text:span>) no-repeat 0 0;</text:p>
            <text:p text:style-name="P14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4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4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5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6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6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6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6">overflow: hidden; width: 15px; height: 15px; float: right; cursor: pointer;</text:p>
            <text:p text:style-name="P15">background: transparent url(<text:span text:style-name="T3">${c:encodeURL('~./zul/img/panel/tool-btn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P21"><draw:frame draw:style-name="fr2" draw:name="graphics317" text:anchor-type="paragraph" svg:x="7.84cm" svg:y="6.669cm" svg:width="5.503cm" svg:height="1.429cm" draw:z-index="9"><draw:image xlink:href="../images/window-embedded-demo.gif" xlink:type="simple" xlink:show="embed" xlink:actuate="onLoad"/></draw:frame>&lt;style&gt;<text:line-break/>.z-window-embedded-tl {<text:lin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}<text:line-break/>.z-window-embedded-tr {<text:line-break/><text:soft-page-break/> <text:s/>background: transparent url(${c:encodeURL('~./zul/img/wnd2/wtp-r-ol.png')}) no-repeat right 0;<text:line-break/>}<text:line-break/>.z-window-embedded-cnt {<text:line-break/> <text:s/>border:1px solid #2c70a9;<text:line-break/>}<text:line-break/>&lt;/style&gt;</text:p>
      <text:h text:style-name="Heading_20_3" text:outline-level="3">Mold: Default <text:span text:style-name="T10">(popup)</text:span></text:h>
      <text:p text:style-name="P19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1" draw:name="graphics4" text:anchor-type="paragraph" svg:width="5.477cm" svg:height="1.852cm" draw:z-index="3"><draw:image xlink:href="../images/window-popup1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5.637cm" svg:height="6.191cm" draw:z-index="4"><draw:image xlink:href="../images/window-popup2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11" text:anchor-type="paragraph" svg:width="11.43cm" svg:height="5.9cm" draw:z-index="5"><draw:image xlink:href="../images/window-popup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z-window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ext:soft-page-break/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5.A2" office:value-type="string">
            <text:p text:style-name="P9"><text:span text:style-name="Source_20_Text"><text:span text:style-name="T10">-over</text:span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G2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7">Class Name</text:p>
          </table:table-cell>
          <table:table-cell table:style-name="Table6.A1" office:value-type="string">
            <text:p text:style-name="P18">Description</text:p>
          </table:table-cell>
          <table:table-cell table:style-name="Table6.C1" office:value-type="string">
            <text:p text:style-name="P18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4">background: transparent url(<text:span text:style-name="T3">${c:encodeURL('~./zul/img/wnd2/wtp-l-ol.png')}</text:span>) no-repeat 0 0;</text:p>
            <text:p text:style-name="P14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4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4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5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4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5">background: transparent url(<text:span text:style-name="T3">${c:encodeURL('~./zul/img/wnd2/wtp-m-ol.png')}</text:span>) repeat-x 0 0;</text:p>
            <text:p text:style-name="P15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4">.z-window-popup-header a, .z-window-popup-header a:visited, .z-window-popup-header a:hover,</text:p>
            <text:p text:style-name="P15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5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6">margin: 0; padding: 4px; overflow: hidden; zoom: 1; background: white;</text:p>
          </table:table-cell>
        </table:table-row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6">Border: 0;</text:p>
          </table:table-cell>
        </table:table-row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5">overflow: hidden; width: 15px; height: 15px; float: right; cursor: pointer;</text:p>
            <text:p text:style-name="P15">background: transparent url(<text:span text:style-name="T3">${c:encodeURL('~./zul/img/panel/tool-btn-ol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P21"><draw:frame draw:style-name="fr2" draw:name="graphics77" text:anchor-type="paragraph" svg:x="9.79cm" svg:y="5.928cm" svg:width="5.424cm" svg:height="1.72cm" draw:z-index="10"><draw:image xlink:href="../images/window-popup-demo.gif" xlink:type="simple" xlink:show="embed" xlink:actuate="onLoad"/></draw:frame><text:soft-page-break/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<text:h text:style-name="Heading_20_3" text:outline-level="3">Mold: Default <text:span text:style-name="T10">(overlapped, highlighted, and modal)</text:span></text:h>
      <text:p text:style-name="P19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1" draw:name="graphics7" text:anchor-type="paragraph" svg:width="8.176cm" svg:height="2.037cm" draw:z-index="6"><draw:image xlink:href="../images/window-overlapped1.gif" xlink:type="simple" xlink:show="embed" xlink:actuate="onLoad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3" draw:name="graphics8" text:anchor-type="paragraph" svg:width="16.828cm" svg:height="5.094cm" draw:z-index="7"><draw:image xlink:href="../images/window-overlapped2.gif" xlink:type="simple" xlink:show="embed" xlink:actuate="onLoad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1" draw:name="graphics12" text:anchor-type="paragraph" svg:width="13.203cm" svg:height="6.562cm" draw:z-index="8"><draw:image xlink:href="../images/window-overlapped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Z-window-overlapped,</text:span></text:p>
            <text:p text:style-name="P5"><text:span text:style-name="Source_20_Text">z-window-modal,</text:span></text:p>
            <text:p text:style-name="P5"><text:span text:style-name="Source_20_Text">z-window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9.A2" office:value-type="string">
            <text:p text:style-name="P9"><text:span text:style-name="Source_20_Text"><text:span text:style-name="T10">-over</text:span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G2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7">Class Name</text:p>
          </table:table-cell>
          <table:table-cell table:style-name="Table10.A1" office:value-type="string">
            <text:p text:style-name="P18">Description</text:p>
          </table:table-cell>
          <table:table-cell table:style-name="Table10.C1" office:value-type="string">
            <text:p text:style-name="P18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4">background: transparent url(<text:span text:style-name="T3">${c:encodeURL('~./zul/img/wnd2/wtp-l-ol.png')}</text:span>) no-repeat 0 0;</text:p>
            <text:p text:style-name="P14">border-bottom: 1px solid #0B5CA0;</text:p>
          </table:table-cell>
        </table:table-row>
        <table:table-row>
          <table:table-cell table:style-name="Table10.A2" office:value-type="string">
            <text:p text:style-name="P10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4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0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4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5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5">border:1px solid #0B5CA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<text:soft-page-break/>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5">background: transparent url(<text:span text:style-name="T3">${c:encodeURL('~./zul/img/wnd2/wtp-lr-ol.png')}</text:span>) repeat-y right <text:soft-page-break/>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5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5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0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5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4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5">background: transparent url(<text:span text:style-name="T3">${c:encodeURL('~./zul/img/wnd2/wtp-m-ol.png')}</text:span>) repeat-x 0 0;</text:p>
            <text:p text:style-name="P15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4">.z-window-modal-header a, .z-window-modal-header a:visited, .z-window-modal-header a:hover,</text:p>
            <text:p text:style-name="P15">.z-window-modal-header .z-caption a, .z-window-modal-header .z-caption a:visited, .z-window-modal-header .z-caption a:hover,</text:p>
            <text:p text:style-name="P15">.z-window-highlighted-header a, .z-window-highlighted-header a:visited, .z-window-highlighted-header a:hover,</text:p>
            <text:p text:style-name="P15">.z-window-highlighted-header .z-caption a, .z-window-highlighted-header .z-caption a:visited, .z-window-highlighted-header .z-caption a:hover,</text:p>
            <text:p text:style-name="P15">.z-window-overlapped-header a, .z-window-overlapped-header a:visited, .z-window-overlapped-header a:hover,</text:p>
            <text:p text:style-name="P15">.z-window-overlapped-header .z-caption a, .z-window-overlapped-header .z-caption a:visited, .z-window-overlapped-header .z-<text:soft-page-break/>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5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5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6">border: 0;</text:p>
          </table:table-cell>
        </table:table-row>
        <table:table-row table:style-name="Table10.5">
          <table:table-cell table:style-name="Table10.A2" office:value-type="string">
            <text:p text:style-name="P14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6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4">.z-window-modal-tool, .z-window-overlapped-tool,</text:p>
            <text:p text:style-name="P15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5">overflow: hidden; width: 15px; height: 15px; float: right; cursor: pointer;</text:p>
            <text:p text:style-name="P15">background: transparent url(<text:span text:style-name="T3">${c:encodeURL('~./zul/img/panel/tool-btn-ol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Code"><draw:frame draw:style-name="fr2" draw:name="graphics79" text:anchor-type="paragraph" svg:x="7.664cm" svg:y="13.771cm" svg:width="8.149cm" svg:height="1.984cm" draw:z-index="11"><draw:image xlink:href="../images/window-overlapped-demo.gif" xlink:type="simple" xlink:show="embed" xlink:actuate="onLoad"/></draw:frame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.z-window-overlapped-br {<text:line-break/> <text:s/>background: transparent url(${c:encodeURL('~./zul/img/wnd2/wtp-r.png')}) no-repeat <text:soft-page-break/>right bottom;<text:line-break/>}<text:line-break/>&lt;/sty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  <style:text-properties style:font-name="Verdana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0:22</dc:date>
    <meta:editing-cycles>40</meta:editing-cycles>
    <meta:editing-duration>PT6H41M13S</meta:editing-duration>
    <meta:user-defined meta:name="Info 1"/>
    <meta:user-defined meta:name="Info 2"/>
    <meta:user-defined meta:name="Info 3"/>
    <meta:user-defined meta:name="Info 4"/>
    <meta:document-statistic meta:table-count="9" meta:image-count="12" meta:object-count="0" meta:page-count="9" meta:paragraph-count="219" meta:word-count="1499" meta:character-count="9284"/>
  </office:meta>
</office:document-meta>
</file>